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wiss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Arial Unicode MS" style:font-family-asian="'Arial Unicode MS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Arial Unicode MS" style:font-family-asian="'Arial Unicode MS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name-asian="Arial Unicode MS" style:font-family-asian="'Arial Unicode MS'" style:font-family-generic-asian="swiss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0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1-13T19:35:09.408648306</meta:creation-date>
    <dc:date>2023-01-13T19:36:53.253959499</dc:date>
    <meta:editing-duration>PT1M4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4.2$Linux_X86_64 LibreOffice_project/30$Build-2</meta:generator>
  </office:meta>
</office:document-meta>
</file>